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771cm"/>
    </style:style>
    <style:style style:name="co4" style:family="table-column">
      <style:table-column-properties fo:break-before="auto" style:column-width="2.8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 style:data-style-name="N107">
      <style:table-cell-properties fo:background-color="transparent"/>
    </style:style>
    <style:style style:name="ce5" style:family="table-cell" style:parent-style-name="Default" style:data-style-name="N107">
      <style:table-cell-properties fo:background-color="#00cc00"/>
    </style:style>
    <style:style style:name="ce6" style:family="table-cell" style:parent-style-name="Default" style:data-style-name="N107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fo:background-color="#00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6"/>
        <table:table-column table:style-name="co1" table:number-columns-repeated="2" table:default-cell-style-name="Default"/>
        <table:table-column table:style-name="co3" table:default-cell-style-name="ce8"/>
        <table:table-column table:style-name="co4" table:default-cell-style-name="ce8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>
            <text:p>f</text:p>
          </table:table-cell>
          <table:table-cell table:style-name="Default" office:value-type="float" office:value="72000000">
            <text:p>7200000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ps</text:p>
          </table:table-cell>
          <table:table-cell table:style-name="ce1" office:value-type="string">
            <text:p>T</text:p>
          </table:table-cell>
          <table:table-cell table:style-name="ce1" office:value-type="string">
            <text:p>T_UE</text:p>
          </table:table-cell>
          <table:table-cell table:style-name="ce1"/>
          <table:table-cell table:style-name="ce1" office:value-type="string">
            <text:p>e_max_deg</text:p>
          </table:table-cell>
          <table:table-cell table:style-name="ce1" office:value-type="string">
            <text:p>e_avg_deg</text:p>
          </table:table-cell>
          <table:table-cell/>
          <table:table-cell table:style-name="ce10" office:value-type="string">
            <text:p>e_fuel_max</text:p>
          </table:table-cell>
          <table:table-cell table:style-name="ce10" office:value-type="string">
            <text:p>e_fuel_avg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style-name="ce4" table:formula="of:=[.C6]/[.$D$3]" office:value-type="float" office:value="0.000001">
            <text:p>0,000001000</text:p>
          </table:table-cell>
          <table:table-cell table:style-name="ce7" table:formula="of:=65535*[.D6]" office:value-type="float" office:value="0.065535">
            <text:p>0,065535</text:p>
          </table:table-cell>
          <table:table-cell/>
          <table:table-cell table:formula="of:=[.D6]*6*8500" office:value-type="float" office:value="0.051">
            <text:p>0,0510</text:p>
          </table:table-cell>
          <table:table-cell table:formula="of:=[.D6]*6*4500" office:value-type="float" office:value="0.027">
            <text:p>0,0270</text:p>
          </table:table-cell>
          <table:table-cell/>
          <table:table-cell table:formula="of:=[.D6]/0.0125" office:value-type="float" office:value="0.00008">
            <text:p>0,00008</text:p>
          </table:table-cell>
          <table:table-cell table:formula="of:=[.D6]/0.00625" office:value-type="float" office:value="0.00016">
            <text:p>0,00016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table:style-name="ce4" table:formula="of:=[.C7]/[.$D$3]" office:value-type="float" office:value="0.000002">
            <text:p>0,000002000</text:p>
          </table:table-cell>
          <table:table-cell table:style-name="ce7" table:formula="of:=65535*[.D7]" office:value-type="float" office:value="0.13107">
            <text:p>0,13107</text:p>
          </table:table-cell>
          <table:table-cell/>
          <table:table-cell table:formula="of:=[.D7]*6*8500" office:value-type="float" office:value="0.102">
            <text:p>0,1020</text:p>
          </table:table-cell>
          <table:table-cell table:formula="of:=[.D7]*6*4500" office:value-type="float" office:value="0.054">
            <text:p>0,0540</text:p>
          </table:table-cell>
          <table:table-cell/>
          <table:table-cell table:formula="of:=[.D7]/0.0125" office:value-type="float" office:value="0.00016">
            <text:p>0,00016</text:p>
          </table:table-cell>
          <table:table-cell table:formula="of:=[.D7]/0.00625" office:value-type="float" office:value="0.00032">
            <text:p>0,00032</text:p>
          </table:table-cell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table:style-name="ce4" table:formula="of:=[.C8]/[.$D$3]" office:value-type="float" office:value="0.000004">
            <text:p>0,000004000</text:p>
          </table:table-cell>
          <table:table-cell table:style-name="ce7" table:formula="of:=65535*[.D8]" office:value-type="float" office:value="0.26214">
            <text:p>0,26214</text:p>
          </table:table-cell>
          <table:table-cell/>
          <table:table-cell table:formula="of:=[.D8]*6*8500" office:value-type="float" office:value="0.204">
            <text:p>0,2040</text:p>
          </table:table-cell>
          <table:table-cell table:formula="of:=[.D8]*6*4500" office:value-type="float" office:value="0.108">
            <text:p>0,1080</text:p>
          </table:table-cell>
          <table:table-cell/>
          <table:table-cell table:formula="of:=[.D8]/0.0125" office:value-type="float" office:value="0.00032">
            <text:p>0,00032</text:p>
          </table:table-cell>
          <table:table-cell table:formula="of:=[.D8]/0.00625" office:value-type="float" office:value="0.00064">
            <text:p>0,00064</text:p>
          </table:table-cell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table:style-name="ce4" table:formula="of:=[.C9]/[.$D$3]" office:value-type="float" office:value="0.000005">
            <text:p>0,000005000</text:p>
          </table:table-cell>
          <table:table-cell table:style-name="ce7" table:formula="of:=65535*[.D9]" office:value-type="float" office:value="0.327675">
            <text:p>0,327675</text:p>
          </table:table-cell>
          <table:table-cell/>
          <table:table-cell table:formula="of:=[.D9]*6*8500" office:value-type="float" office:value="0.255">
            <text:p>0,2550</text:p>
          </table:table-cell>
          <table:table-cell table:formula="of:=[.D9]*6*4500" office:value-type="float" office:value="0.135">
            <text:p>0,1350</text:p>
          </table:table-cell>
          <table:table-cell/>
          <table:table-cell table:formula="of:=[.D9]/0.0125" office:value-type="float" office:value="0.0004">
            <text:p>0,0004</text:p>
          </table:table-cell>
          <table:table-cell table:formula="of:=[.D9]/0.00625" office:value-type="float" office:value="0.0008">
            <text:p>0,0008</text:p>
          </table:table-cell>
        </table:table-row>
        <table:table-row table:style-name="ro1">
          <table:table-cell table:number-columns-repeated="2"/>
          <table:table-cell table:style-name="ce3" office:value-type="float" office:value="720">
            <text:p>720</text:p>
          </table:table-cell>
          <table:table-cell table:style-name="ce5" table:formula="of:=[.C10]/[.$D$3]" office:value-type="float" office:value="0.00001">
            <text:p>0,000010000</text:p>
          </table:table-cell>
          <table:table-cell table:style-name="ce3" table:formula="of:=65535*[.D10]" office:value-type="float" office:value="0.65535">
            <text:p>0,65535</text:p>
          </table:table-cell>
          <table:table-cell table:style-name="ce3"/>
          <table:table-cell table:style-name="ce9" table:formula="of:=[.D10]*6*8500" office:value-type="float" office:value="0.51">
            <text:p>0,5100</text:p>
          </table:table-cell>
          <table:table-cell table:style-name="ce9" table:formula="of:=[.D10]*6*4500" office:value-type="float" office:value="0.27">
            <text:p>0,2700</text:p>
          </table:table-cell>
          <table:table-cell table:style-name="ce3"/>
          <table:table-cell table:style-name="ce3" table:formula="of:=[.D10]/0.0125" office:value-type="float" office:value="0.0008">
            <text:p>0,0008</text:p>
          </table:table-cell>
          <table:table-cell table:style-name="ce3" table:formula="of:=[.D10]/0.00625" office:value-type="float" office:value="0.0016">
            <text:p>0,0016</text:p>
          </table:table-cell>
        </table:table-row>
        <table:table-row table:style-name="ro1">
          <table:table-cell table:number-columns-repeated="2"/>
          <table:table-cell office:value-type="float" office:value="1080">
            <text:p>1080</text:p>
          </table:table-cell>
          <table:table-cell table:formula="of:=[.C11]/[.$D$3]" office:value-type="float" office:value="0.000015">
            <text:p>0,000015000</text:p>
          </table:table-cell>
          <table:table-cell table:formula="of:=65535*[.D11]" office:value-type="float" office:value="0.983025">
            <text:p>0,983025</text:p>
          </table:table-cell>
          <table:table-cell/>
          <table:table-cell table:formula="of:=[.D11]*6*8500" office:value-type="float" office:value="0.765">
            <text:p>0,7650</text:p>
          </table:table-cell>
          <table:table-cell table:formula="of:=[.D11]*6*4500" office:value-type="float" office:value="0.405">
            <text:p>0,4050</text:p>
          </table:table-cell>
          <table:table-cell/>
          <table:table-cell table:formula="of:=[.D11]/0.0125" office:value-type="float" office:value="0.0012">
            <text:p>0,0012</text:p>
          </table:table-cell>
          <table:table-cell table:formula="of:=[.D11]/0.00625" office:value-type="float" office:value="0.0024">
            <text:p>0,0024</text:p>
          </table:table-cell>
        </table:table-row>
        <table:table-row table:style-name="ro1">
          <table:table-cell table:number-columns-repeated="2"/>
          <table:table-cell office:value-type="float" office:value="1440">
            <text:p>1440</text:p>
          </table:table-cell>
          <table:table-cell table:formula="of:=[.C12]/[.$D$3]" office:value-type="float" office:value="0.00002">
            <text:p>0,000020000</text:p>
          </table:table-cell>
          <table:table-cell table:formula="of:=65535*[.D12]" office:value-type="float" office:value="1.3107">
            <text:p>1,3107</text:p>
          </table:table-cell>
          <table:table-cell/>
          <table:table-cell table:formula="of:=[.D12]*6*8500" office:value-type="float" office:value="1.02">
            <text:p>1,0200</text:p>
          </table:table-cell>
          <table:table-cell table:formula="of:=[.D12]*6*4500" office:value-type="float" office:value="0.54">
            <text:p>0,5400</text:p>
          </table:table-cell>
          <table:table-cell/>
          <table:table-cell table:formula="of:=[.D12]/0.0125" office:value-type="float" office:value="0.0016">
            <text:p>0,0016</text:p>
          </table:table-cell>
          <table:table-cell table:formula="of:=[.D12]/0.00625" office:value-type="float" office:value="0.0032">
            <text:p>0,0032</text:p>
          </table:table-cell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formula="of:=[.C13]/[.$D$3]" office:value-type="float" office:value="0.000025">
            <text:p>0,000025000</text:p>
          </table:table-cell>
          <table:table-cell table:formula="of:=65535*[.D13]" office:value-type="float" office:value="1.638375">
            <text:p>1,638375</text:p>
          </table:table-cell>
          <table:table-cell/>
          <table:table-cell table:formula="of:=[.D13]*6*8500" office:value-type="float" office:value="1.275">
            <text:p>1,2750</text:p>
          </table:table-cell>
          <table:table-cell table:formula="of:=[.D13]*6*4500" office:value-type="float" office:value="0.675">
            <text:p>0,6750</text:p>
          </table:table-cell>
          <table:table-cell/>
          <table:table-cell table:formula="of:=[.D13]/0.0125" office:value-type="float" office:value="0.002">
            <text:p>0,002</text:p>
          </table:table-cell>
          <table:table-cell table:formula="of:=[.D13]/0.00625" office:value-type="float" office:value="0.004">
            <text:p>0,004</text:p>
          </table:table-cell>
        </table:table-row>
        <table:table-row table:style-name="ro1">
          <table:table-cell table:number-columns-repeated="2"/>
          <table:table-cell office:value-type="float" office:value="2160">
            <text:p>2160</text:p>
          </table:table-cell>
          <table:table-cell table:formula="of:=[.C14]/[.$D$3]" office:value-type="float" office:value="0.00003">
            <text:p>0,000030000</text:p>
          </table:table-cell>
          <table:table-cell table:formula="of:=65535*[.D14]" office:value-type="float" office:value="1.96605">
            <text:p>1,96605</text:p>
          </table:table-cell>
          <table:table-cell/>
          <table:table-cell table:formula="of:=[.D14]*6*8500" office:value-type="float" office:value="1.53">
            <text:p>1,5300</text:p>
          </table:table-cell>
          <table:table-cell table:formula="of:=[.D14]*6*4500" office:value-type="float" office:value="0.81">
            <text:p>0,8100</text:p>
          </table:table-cell>
          <table:table-cell/>
          <table:table-cell table:formula="of:=[.D14]/0.0125" office:value-type="float" office:value="0.0024">
            <text:p>0,0024</text:p>
          </table:table-cell>
          <table:table-cell table:formula="of:=[.D14]/0.00625" office:value-type="float" office:value="0.0048">
            <text:p>0,0048</text:p>
          </table:table-cell>
        </table:table-row>
        <table:table-row table:style-name="ro1">
          <table:table-cell table:number-columns-repeated="2"/>
          <table:table-cell office:value-type="float" office:value="2232">
            <text:p>2232</text:p>
          </table:table-cell>
          <table:table-cell table:formula="of:=[.C15]/[.$D$3]" office:value-type="float" office:value="0.000031">
            <text:p>0,000031000</text:p>
          </table:table-cell>
          <table:table-cell table:formula="of:=65535*[.D15]" office:value-type="float" office:value="2.031585">
            <text:p>2,031585</text:p>
          </table:table-cell>
          <table:table-cell/>
          <table:table-cell table:formula="of:=[.D15]*6*8500" office:value-type="float" office:value="1.581">
            <text:p>1,5810</text:p>
          </table:table-cell>
          <table:table-cell table:formula="of:=[.D15]*6*4500" office:value-type="float" office:value="0.837">
            <text:p>0,8370</text:p>
          </table:table-cell>
          <table:table-cell/>
          <table:table-cell table:formula="of:=[.D15]/0.0125" office:value-type="float" office:value="0.00248">
            <text:p>0,00248</text:p>
          </table:table-cell>
          <table:table-cell table:formula="of:=[.D15]/0.00625" office:value-type="float" office:value="0.00496">
            <text:p>0,00496</text:p>
          </table:table-cell>
        </table:table-row>
        <table:table-row table:style-name="ro1">
          <table:table-cell table:number-columns-repeated="2"/>
          <table:table-cell office:value-type="float" office:value="2304">
            <text:p>2304</text:p>
          </table:table-cell>
          <table:table-cell table:formula="of:=[.C16]/[.$D$3]" office:value-type="float" office:value="0.000032">
            <text:p>0,000032000</text:p>
          </table:table-cell>
          <table:table-cell table:formula="of:=65535*[.D16]" office:value-type="float" office:value="2.09712">
            <text:p>2,09712</text:p>
          </table:table-cell>
          <table:table-cell/>
          <table:table-cell table:formula="of:=[.D16]*6*8500" office:value-type="float" office:value="1.632">
            <text:p>1,6320</text:p>
          </table:table-cell>
          <table:table-cell table:formula="of:=[.D16]*6*4500" office:value-type="float" office:value="0.864">
            <text:p>0,8640</text:p>
          </table:table-cell>
          <table:table-cell/>
          <table:table-cell table:formula="of:=[.D16]/0.0125" office:value-type="float" office:value="0.00256">
            <text:p>0,00256</text:p>
          </table:table-cell>
          <table:table-cell table:formula="of:=[.D16]/0.00625" office:value-type="float" office:value="0.00512">
            <text:p>0,00512</text:p>
          </table:table-cell>
        </table:table-row>
        <table:table-row table:style-name="ro1">
          <table:table-cell table:number-columns-repeated="2"/>
          <table:table-cell office:value-type="float" office:value="2376">
            <text:p>2376</text:p>
          </table:table-cell>
          <table:table-cell table:formula="of:=[.C17]/[.$D$3]" office:value-type="float" office:value="0.000033">
            <text:p>0,000033000</text:p>
          </table:table-cell>
          <table:table-cell table:formula="of:=65535*[.D17]" office:value-type="float" office:value="2.162655">
            <text:p>2,162655</text:p>
          </table:table-cell>
          <table:table-cell/>
          <table:table-cell table:formula="of:=[.D17]*6*8500" office:value-type="float" office:value="1.683">
            <text:p>1,6830</text:p>
          </table:table-cell>
          <table:table-cell table:formula="of:=[.D17]*6*4500" office:value-type="float" office:value="0.891">
            <text:p>0,8910</text:p>
          </table:table-cell>
          <table:table-cell/>
          <table:table-cell table:formula="of:=[.D17]/0.0125" office:value-type="float" office:value="0.00264">
            <text:p>0,00264</text:p>
          </table:table-cell>
          <table:table-cell table:formula="of:=[.D17]/0.00625" office:value-type="float" office:value="0.00528">
            <text:p>0,00528</text:p>
          </table:table-cell>
        </table:table-row>
        <table:table-row table:style-name="ro1">
          <table:table-cell table:number-columns-repeated="2"/>
          <table:table-cell office:value-type="float" office:value="2448">
            <text:p>2448</text:p>
          </table:table-cell>
          <table:table-cell table:formula="of:=[.C18]/[.$D$3]" office:value-type="float" office:value="0.000034">
            <text:p>0,000034000</text:p>
          </table:table-cell>
          <table:table-cell table:formula="of:=65535*[.D18]" office:value-type="float" office:value="2.22819">
            <text:p>2,22819</text:p>
          </table:table-cell>
          <table:table-cell/>
          <table:table-cell table:formula="of:=[.D18]*6*8500" office:value-type="float" office:value="1.734">
            <text:p>1,7340</text:p>
          </table:table-cell>
          <table:table-cell table:formula="of:=[.D18]*6*4500" office:value-type="float" office:value="0.918">
            <text:p>0,9180</text:p>
          </table:table-cell>
          <table:table-cell/>
          <table:table-cell table:formula="of:=[.D18]/0.0125" office:value-type="float" office:value="0.00272">
            <text:p>0,00272</text:p>
          </table:table-cell>
          <table:table-cell table:formula="of:=[.D18]/0.00625" office:value-type="float" office:value="0.00544">
            <text:p>0,00544</text:p>
          </table:table-cell>
        </table:table-row>
        <table:table-row table:style-name="ro1">
          <table:table-cell table:number-columns-repeated="2"/>
          <table:table-cell office:value-type="float" office:value="2520">
            <text:p>2520</text:p>
          </table:table-cell>
          <table:table-cell table:formula="of:=[.C19]/[.$D$3]" office:value-type="float" office:value="0.000035">
            <text:p>0,000035000</text:p>
          </table:table-cell>
          <table:table-cell table:formula="of:=65535*[.D19]" office:value-type="float" office:value="2.293725">
            <text:p>2,293725</text:p>
          </table:table-cell>
          <table:table-cell/>
          <table:table-cell table:formula="of:=[.D19]*6*8500" office:value-type="float" office:value="1.785">
            <text:p>1,7850</text:p>
          </table:table-cell>
          <table:table-cell table:formula="of:=[.D19]*6*4500" office:value-type="float" office:value="0.945">
            <text:p>0,9450</text:p>
          </table:table-cell>
          <table:table-cell/>
          <table:table-cell table:formula="of:=[.D19]/0.0125" office:value-type="float" office:value="0.0028">
            <text:p>0,0028</text:p>
          </table:table-cell>
          <table:table-cell table:formula="of:=[.D19]/0.00625" office:value-type="float" office:value="0.0056">
            <text:p>0,0056</text:p>
          </table:table-cell>
        </table:table-row>
        <table:table-row table:style-name="ro1">
          <table:table-cell table:number-columns-repeated="2"/>
          <table:table-cell office:value-type="float" office:value="2592">
            <text:p>2592</text:p>
          </table:table-cell>
          <table:table-cell table:formula="of:=[.C20]/[.$D$3]" office:value-type="float" office:value="0.000036">
            <text:p>0,000036000</text:p>
          </table:table-cell>
          <table:table-cell table:formula="of:=65535*[.D20]" office:value-type="float" office:value="2.35926">
            <text:p>2,35926</text:p>
          </table:table-cell>
          <table:table-cell/>
          <table:table-cell table:formula="of:=[.D20]*6*8500" office:value-type="float" office:value="1.836">
            <text:p>1,8360</text:p>
          </table:table-cell>
          <table:table-cell table:formula="of:=[.D20]*6*4500" office:value-type="float" office:value="0.972">
            <text:p>0,9720</text:p>
          </table:table-cell>
          <table:table-cell/>
          <table:table-cell table:formula="of:=[.D20]/0.0125" office:value-type="float" office:value="0.00288">
            <text:p>0,00288</text:p>
          </table:table-cell>
          <table:table-cell table:formula="of:=[.D20]/0.00625" office:value-type="float" office:value="0.00576">
            <text:p>0,00576</text:p>
          </table:table-cell>
        </table:table-row>
        <table:table-row table:style-name="ro1">
          <table:table-cell table:number-columns-repeated="2"/>
          <table:table-cell office:value-type="float" office:value="2664">
            <text:p>2664</text:p>
          </table:table-cell>
          <table:table-cell table:formula="of:=[.C21]/[.$D$3]" office:value-type="float" office:value="0.000037">
            <text:p>0,000037000</text:p>
          </table:table-cell>
          <table:table-cell table:formula="of:=65535*[.D21]" office:value-type="float" office:value="2.424795">
            <text:p>2,424795</text:p>
          </table:table-cell>
          <table:table-cell/>
          <table:table-cell table:formula="of:=[.D21]*6*8500" office:value-type="float" office:value="1.887">
            <text:p>1,8870</text:p>
          </table:table-cell>
          <table:table-cell table:formula="of:=[.D21]*6*4500" office:value-type="float" office:value="0.999">
            <text:p>0,9990</text:p>
          </table:table-cell>
          <table:table-cell/>
          <table:table-cell table:formula="of:=[.D21]/0.0125" office:value-type="float" office:value="0.00296">
            <text:p>0,00296</text:p>
          </table:table-cell>
          <table:table-cell table:formula="of:=[.D21]/0.00625" office:value-type="float" office:value="0.00592">
            <text:p>0,00592</text:p>
          </table:table-cell>
        </table:table-row>
        <table:table-row table:style-name="ro1">
          <table:table-cell table:number-columns-repeated="2"/>
          <table:table-cell office:value-type="float" office:value="2736">
            <text:p>2736</text:p>
          </table:table-cell>
          <table:table-cell table:formula="of:=[.C22]/[.$D$3]" office:value-type="float" office:value="0.000038">
            <text:p>0,000038000</text:p>
          </table:table-cell>
          <table:table-cell table:formula="of:=65535*[.D22]" office:value-type="float" office:value="2.49033">
            <text:p>2,49033</text:p>
          </table:table-cell>
          <table:table-cell/>
          <table:table-cell table:formula="of:=[.D22]*6*8500" office:value-type="float" office:value="1.938">
            <text:p>1,9380</text:p>
          </table:table-cell>
          <table:table-cell table:formula="of:=[.D22]*6*4500" office:value-type="float" office:value="1.026">
            <text:p>1,0260</text:p>
          </table:table-cell>
          <table:table-cell/>
          <table:table-cell table:formula="of:=[.D22]/0.0125" office:value-type="float" office:value="0.00304">
            <text:p>0,00304</text:p>
          </table:table-cell>
          <table:table-cell table:formula="of:=[.D22]/0.00625" office:value-type="float" office:value="0.00608">
            <text:p>0,00608</text:p>
          </table:table-cell>
        </table:table-row>
        <table:table-row table:style-name="ro1">
          <table:table-cell table:number-columns-repeated="2"/>
          <table:table-cell office:value-type="float" office:value="2808">
            <text:p>2808</text:p>
          </table:table-cell>
          <table:table-cell table:formula="of:=[.C23]/[.$D$3]" office:value-type="float" office:value="0.000039">
            <text:p>0,000039000</text:p>
          </table:table-cell>
          <table:table-cell table:formula="of:=65535*[.D23]" office:value-type="float" office:value="2.555865">
            <text:p>2,555865</text:p>
          </table:table-cell>
          <table:table-cell/>
          <table:table-cell table:formula="of:=[.D23]*6*8500" office:value-type="float" office:value="1.989">
            <text:p>1,9890</text:p>
          </table:table-cell>
          <table:table-cell table:formula="of:=[.D23]*6*4500" office:value-type="float" office:value="1.053">
            <text:p>1,0530</text:p>
          </table:table-cell>
          <table:table-cell/>
          <table:table-cell table:formula="of:=[.D23]/0.0125" office:value-type="float" office:value="0.00312">
            <text:p>0,00312</text:p>
          </table:table-cell>
          <table:table-cell table:formula="of:=[.D23]/0.00625" office:value-type="float" office:value="0.00624">
            <text:p>0,00624</text:p>
          </table:table-cell>
        </table:table-row>
        <table:table-row table:style-name="ro1">
          <table:table-cell table:number-columns-repeated="2"/>
          <table:table-cell office:value-type="float" office:value="2880">
            <text:p>2880</text:p>
          </table:table-cell>
          <table:table-cell table:formula="of:=[.C24]/[.$D$3]" office:value-type="float" office:value="0.00004">
            <text:p>0,000040000</text:p>
          </table:table-cell>
          <table:table-cell table:formula="of:=65535*[.D24]" office:value-type="float" office:value="2.6214">
            <text:p>2,6214</text:p>
          </table:table-cell>
          <table:table-cell/>
          <table:table-cell table:formula="of:=[.D24]*6*8500" office:value-type="float" office:value="2.04">
            <text:p>2,0400</text:p>
          </table:table-cell>
          <table:table-cell table:formula="of:=[.D24]*6*4500" office:value-type="float" office:value="1.08">
            <text:p>1,0800</text:p>
          </table:table-cell>
          <table:table-cell/>
          <table:table-cell table:formula="of:=[.D24]/0.0125" office:value-type="float" office:value="0.0032">
            <text:p>0,0032</text:p>
          </table:table-cell>
          <table:table-cell table:formula="of:=[.D24]/0.00625" office:value-type="float" office:value="0.0064">
            <text:p>0,0064</text:p>
          </table:table-cell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27.01.2018</text:date>, <text:time>21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20:55:41</meta:creation-date>
    <dc:date>2018-01-27T21:12:29</dc:date>
    <meta:editing-duration>PT1M35S</meta:editing-duration>
    <meta:editing-cycles>1</meta:editing-cycles>
    <meta:document-statistic meta:table-count="3" meta:cell-count="142" meta:object-count="0"/>
    <meta:generator>OpenOffice/4.1.2$Unix OpenOffice.org_project/412m3$Build-9782</meta:generator>
  </office:meta>
</office:document-meta>
</file>